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number-rows-repeated="77">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number-rows-repeated="94">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1:44:42.90372904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2:06:54.182681490</dc:date>
    <meta:editing-duration>P1DT4H33M2S</meta:editing-duration>
    <meta:editing-cycles>397</meta:editing-cycles>
    <meta:generator>LibreOffice/5.1.6.2$Linux_X86_64 LibreOffice_project/10m0$Build-2</meta:generator>
    <meta:document-statistic meta:table-count="4" meta:cell-count="8480" meta:object-count="0"/>
  </office:meta>
</office:document-meta>
</file>